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text-properties fo:color="#7092be" loext:opacity="100%"/>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0"/>
    <style:style style:name="P33" style:family="paragraph" style:parent-style-name="Text_20_body" style:list-style-name="L31"/>
    <style:style style:name="P34" style:family="paragraph" style:parent-style-name="Text_20_body" style:list-style-name="L32"/>
    <style:style style:name="P35" style:family="paragraph" style:parent-style-name="Text_20_body" style:list-style-name="L33"/>
    <style:style style:name="P36" style:family="paragraph" style:parent-style-name="Text_20_body" style:list-style-name="L34"/>
    <style:style style:name="P37" style:family="paragraph" style:parent-style-name="Text_20_body" style:list-style-name="L35"/>
    <style:style style:name="P38" style:family="paragraph" style:parent-style-name="Text_20_body" style:list-style-name="L36"/>
    <style:style style:name="P39" style:family="paragraph" style:parent-style-name="Text_20_body" style:list-style-name="L37"/>
    <style:style style:name="P40" style:family="paragraph" style:parent-style-name="Text_20_body" style:list-style-name="L38"/>
    <style:style style:name="P41" style:family="paragraph" style:parent-style-name="Text_20_body" style:list-style-name="L39"/>
    <style:style style:name="P42" style:family="paragraph" style:parent-style-name="Text_20_body" style:list-style-name="L40"/>
    <style:style style:name="P43" style:family="paragraph" style:parent-style-name="Text_20_body" style:list-style-name="L41"/>
    <style:style style:name="P44" style:family="paragraph" style:parent-style-name="Text_20_body" style:list-style-name="L42"/>
    <style:style style:name="P45" style:family="paragraph" style:parent-style-name="Text_20_body" style:list-style-name="L43"/>
    <style:style style:name="P46" style:family="paragraph" style:parent-style-name="Text_20_body" style:list-style-name="L44"/>
    <style:style style:name="P47" style:family="paragraph" style:parent-style-name="Text_20_body" style:list-style-name="L45"/>
    <style:style style:name="P48" style:family="paragraph" style:parent-style-name="Text_20_body" style:list-style-name="L46"/>
    <style:style style:name="P49" style:family="paragraph" style:parent-style-name="Text_20_body" style:list-style-name="L47"/>
    <style:style style:name="P50" style:family="paragraph" style:parent-style-name="Text_20_body" style:list-style-name="L48"/>
    <style:style style:name="P51" style:family="paragraph" style:parent-style-name="Text_20_body" style:list-style-name="L49"/>
    <style:style style:name="P52" style:family="paragraph" style:parent-style-name="Text_20_body" style:list-style-name="L50"/>
    <style:style style:name="P53" style:family="paragraph" style:parent-style-name="Text_20_body" style:list-style-name="L51"/>
    <style:style style:name="P54" style:family="paragraph" style:parent-style-name="Text_20_body" style:list-style-name="L52"/>
    <style:style style:name="P55" style:family="paragraph" style:parent-style-name="Text_20_body" style:list-style-name="L53"/>
    <style:style style:name="P56" style:family="paragraph" style:parent-style-name="Text_20_body" style:list-style-name="L54"/>
    <style:style style:name="P57" style:family="paragraph" style:parent-style-name="Text_20_body" style:list-style-name="L55"/>
    <style:style style:name="P58" style:family="paragraph" style:parent-style-name="Text_20_body" style:list-style-name="L56"/>
    <style:style style:name="P59" style:family="paragraph" style:parent-style-name="Text_20_body" style:list-style-name="L57"/>
    <style:style style:name="P60" style:family="paragraph" style:parent-style-name="Text_20_body" style:list-style-name="L58"/>
    <style:style style:name="T1" style:family="text">
      <style:text-properties fo:color="#7092be" loext:opacity="100%"/>
    </style:style>
    <style:style style:name="T2" style:family="text">
      <style:text-properties fo:color="#ed1c24" loext:opacity="10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xlink:href="../../../../doku.php"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doku.php"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doku.php"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doku.php"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doku.php"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doku.php"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doku.php"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doku.php"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doku.php"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doku.php"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doku.php"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doku.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member that the page limit of this Technical Annex constitutes one of the eligibility criteria, so make sure that its length does not exceed 15 pages. It may contain figures or tables. Please closely follow the instructions in Chapter 2.4.2. Technical Annex and Chapter 2.5. Writing Style Guide of the COST Open Call – Applicant’s Guidelines (Submission, Evaluation, Selection and Approval - SESA). </text:p>
      <text:p text:style-name="Text_20_body"><text:span text:style-name="T1">Special note on anonymity: To be eligible, a proposal for a COST Action, in particular the Technical Annex, shall be anonymous, hence contain no direct or indirect reference to proposers and/or institutions participating in the network of proposers, meaning that proposers’ and/or institutions’ names should neither be explicitly mentioned nor be potentially identifiable. Please closely follow the COST Open Call – Applicant’s Guidelines (Submission, Evaluation, Selection and Approval – SESA).</text:span> </text:p>
      <text:h text:style-name="Heading_20_1" text:outline-level="1"><text:bookmark text:name="technical_annex"/>TECHNICAL ANNEX</text:h>
      <text:h text:style-name="Heading_20_2" text:outline-level="2"><text:bookmark text:name="s_t_excellence"/>1. S&amp;T EXCELLENCE</text:h>
      <text:h text:style-name="Heading_20_3" text:outline-level="3"><text:bookmark text:name="soundness_of_the_challenge"/>1.1. SOUNDNESS OF THE CHALLENGE</text:h>
      <text:h text:style-name="Heading_20_5" text:outline-level="5"><text:bookmark text:name="description_of_the_state_of_the_art"/>1.1.1. DESCRIPTION OF THE STATE OF THE ART</text:h>
      <text:p text:style-name="Text_20_body">One Health education, integrated with generative AI and expert systems, has evolved significantly in recent years. This description of the state of the art focuses on existing developments in the field, without projecting future actions. The contemporary landscape of health education places a strong emphasis on holistic approaches, recognizing the multifaceted nature of health. This approach encompasses aspects beyond the traditional scope of health, including mental, social, and environmental dimensions. The integration of advanced AI-driven technologies facilitates personalized and dynamic learning experiences. </text:p>
      <text:p text:style-name="Text_20_body">The incorporation of generative AI and expert systems into health education has gained prominence. These technologies enable students to access extensive knowledge repositories in real time. They facilitate interactive learning through simulations, model-based experimentation, and expert-guided insights. The use of AI enhances the depth and breadth of understanding complex health-related topics. </text:p>
      <text:p text:style-name="Text_20_body">The One Health paradigm has become a central framework in health education. It acknowledges the interconnectedness of human health, animal health, and ecosystem health. The utilization of advanced AI systems allows students to explore global health challenges by analyzing intricate relationships and proposing innovative solutions. This paradigm shift offers a more comprehensive perspective on health interdependencies. </text:p>
      <text:p text:style-name="Text_20_body">Global collaboration is a prominent feature in modern health education. AI-driven platforms play a pivotal role in connecting students, experts, and communities across geographical boundaries. These platforms facilitate cross-cultural exchanges and enable collaborative efforts to address global health issues. AI transcends language barriers, fostering effective communication and knowledge sharing. </text:p>
      <text:p text:style-name="Text_20_body"><text:soft-page-break/>AI has also been found effective in directing learners as users to the actual information they are seeking or/and need. Hence, technology-enhanced, multimodal, physical and psychological health education can be mediated and advanced by hybrid knowledge co-construction. </text:p>
      <text:p text:style-name="Text_20_body">Despite advancements, health education faces challenges, including ethical considerations related to AI and expert system usage. Ensuring equitable access to technology-enhanced education remains a concern. Standardizing curricula to incorporate the One Health approach is an ongoing endeavor. Bridging the gap between theoretical knowledge and practical skills, as well as promoting community engagement, remains a persistent challenge. </text:p>
      <text:h text:style-name="Heading_20_5" text:outline-level="5"><text:bookmark text:name="description_of_the_challenge_main_aim"/>1.1.2. DESCRIPTION OF THE CHALLENGE (MAIN AIM)</text:h>
      <text:p text:style-name="Text_20_body">The central challenge at hand is to cultivate a new generation of individuals who are not only knowledgeable about health but also possess the practical skills and deep understanding necessary to become proactive, health-conscious citizens capable of making a positive impact both locally and globally. This challenge necessitates a multifaceted approach, integrating One Health education and open technologies to bridge the gap between theoretical knowledge and real-world application. </text:p>
      <text:p text:style-name="Text_20_body">One of the primary challenges is to instill a profound understanding of the One Health concept. This requires moving beyond conventional health education to encompass the interconnectedness of human health, animal health, and ecosystem health. The challenge lies in effectively conveying this complex framework to students, ensuring they comprehend the intricate relationships between these domains. </text:p>
      <text:p text:style-name="Text_20_body">While theoretical knowledge is crucial, the challenge is to empower students with practical skills. They must not only grasp the theory but also be capable of applying it to address real-world health challenges. Achieving this transition from knowledge to practical action is a central challenge in health education. </text:p>
      <text:p text:style-name="Text_20_body">Fostering a global perspective and encouraging students to have a positive impact on their local and global communities is another challenge. It involves expanding their horizons beyond the classroom, making them aware of diverse realities, and inspiring them to actively engage in collaborative projects that address pressing health issues on a global scale. </text:p>
      <text:p text:style-name="Text_20_body">The integration of open technologies presents both opportunities and challenges. While these technologies enable global collaboration, knowledge sharing, and direct access to experts, they also require effective implementation. Ensuring equitable access, safeguarding data privacy, and addressing the digital divide are all challenges that need to be addressed in the process. </text:p>
      <text:p text:style-name="Text_20_body">Challenge-Driven Collaborative Projects: Engaging students in challenge-driven collaborative projects is essential for their growth as health-conscious citizens. However, formulating meaningful challenges, guiding students through the process, and facilitating effective teamwork are all significant challenges in this endeavor. </text:p>
      <text:p text:style-name="Text_20_body">Promoting expertise sharing and providing know-how training online require creating accessible, engaging, and effective platforms. The challenge is to develop these resources and ensure they are optimized for diverse learning styles and levels of expertise. </text:p>
      <text:p text:style-name="Text_20_body"><text:soft-page-break/>Expanding students' understanding to encompass realities beyond the classroom is a fundamental challenge. This involves exposing them to the complexities of real-world health issues, cultural diversity, and the practical nuances of addressing global health challenges. </text:p>
      <text:h text:style-name="Heading_20_2" text:outline-level="2"><text:bookmark text:name="progress_beyond_the_state_of_the_art"/>1.2. PROGRESS BEYOND THE STATE OF THE ART</text:h>
      <text:h text:style-name="Heading_20_5" text:outline-level="5"><text:bookmark text:name="approach_to_the_challenge_and_progress_beyond_the_state_of_the_art"/>1.2.1. APPROACH TO THE CHALLENGE AND PROGRESS BEYOND THE STATE OF THE ART</text:h>
      <text:p text:style-name="Text_20_body">To address the multifaceted challenge of nurturing health-conscious global citizens with a profound understanding of One Health and the ability to make a positive impact, our approach combines innovative educational strategies and advanced technologies. Our vision extends beyond the current state of the art in health education, forging a path towards transformative progress. </text:p>
      <text:p text:style-name="Text_20_body">Our approach begins with the development of a comprehensive One Health curriculum. This curriculum seamlessly integrates the principles of human health, animal health, and ecosystem health, providing students with a foundational understanding of the interconnectedness of these domains. Building upon the state of the art, this curriculum incorporates real-world case studies, interdisciplinary projects, and practical applications to ensure a deep understanding of One Health. </text:p>
      <text:p text:style-name="Text_20_body">To bridge the gap between theory and practice, we emphasize the cultivation of practical skills. Beyond traditional health education, students engage in hands-on activities, simulations, and problem-solving exercises. By applying their knowledge to real-world scenarios, students acquire the skills necessary to address health challenges effectively. This progression beyond the state of the art in health education ensures that students are not passive learners but active agents of change. </text:p>
      <text:p text:style-name="Text_20_body">Our approach leverages open technologies to facilitate global engagement. Advanced AI-driven platforms provide students with access to a vast repository of health-related information and direct communication with experts worldwide. This transcends the limitations of the traditional classroom, allowing students to learn from diverse perspectives and collaborate on challenge-driven projects with peers from different backgrounds. Progressing beyond the state of the art, our approach ensures that students are well-equipped to navigate the digital age and harness the power of technology for positive change. </text:p>
      <text:p text:style-name="Text_20_body">Central to our approach are challenge-driven collaborative projects. These projects empower students to apply their knowledge and skills to real-world health issues. Guided by expert mentors, students work in teams to devise innovative solutions, fostering critical thinking and problem-solving abilities. Progressing beyond the state of the art, this approach instills a sense of agency and a commitment to community and global well-being. </text:p>
      <text:p text:style-name="Text_20_body">Our approach promotes expertise sharing and know-how training through accessible online platforms. Beyond static information dissemination, we prioritize interactive learning experiences. Experts from various fields offer insights and guidance, and students actively participate in skill-building activities. This approach ensures that knowledge is not only acquired but applied effectively, advancing beyond the state of the art in health education. </text:p>
      <text:p text:style-name="Text_20_body">Expanding students' horizons beyond the classroom is a key aspect of our approach. Students are exposed to the complexities of real-world health challenges through internships, field experiences, and <text:soft-page-break/>community engagement initiatives. This practical exposure enhances their understanding of global health realities and empowers them to be proactive in effecting positive change. </text:p>
      <text:h text:style-name="Heading_20_5" text:outline-level="5"><text:bookmark text:name="objectives"/>1.2.2. OBJECTIVES</text:h>
      <text:h text:style-name="Heading_20_5" text:outline-level="5"><text:bookmark text:name="research_coordination_objectives"/>1.2.2.1. RESEARCH COORDINATION OBJECTIVES</text:h>
      <text:p text:style-name="Text_20_body">The research coordination objectives for the initiative are designed to facilitate effective collaboration, knowledge exchange, and the achievement of research goals. These objectives are critical for ensuring that the research efforts are well-coordinated and yield meaningful results. Here are the key research coordination objectives: </text:p>
      <text:list xml:id="list1908005880" text:style-name="L1">
        <text:list-item>
          <text:p text:style-name="P3">1. Establishing Clear Research Priorities:</text:p>
        </text:list-item>
      </text:list>
      <text:p text:style-name="Text_20_body">Define and prioritize research topics and areas within the scope of One Health education and open technologies. Identify key research questions and objectives that align with the overarching goals of the initiative. </text:p>
      <text:list xml:id="list296181560" text:style-name="L2">
        <text:list-item>
          <text:p text:style-name="P4">2. Building a Collaborative Research Network:</text:p>
        </text:list-item>
      </text:list>
      <text:p text:style-name="Text_20_body">Form a multidisciplinary and diverse research team comprising <text:span text:style-name="T2">of</text:span> experts in health, education, technology, and community engagement. Foster collaboration and knowledge sharing among research team members through regular meetings, workshops, and online platforms. </text:p>
      <text:list xml:id="list2081269685" text:style-name="L3">
        <text:list-item>
          <text:p text:style-name="P5">3. Resource Allocation and Management:</text:p>
        </text:list-item>
      </text:list>
      <text:p text:style-name="Text_20_body">Identify and allocate necessary resources, including funding, equipment, and data, to support research activities. Implement efficient resource management strategies to maximize research output while adhering to budget constraints. </text:p>
      <text:list xml:id="list865425690" text:style-name="L4">
        <text:list-item>
          <text:p text:style-name="P6">4. Research Design and Methodology:</text:p>
        </text:list-item>
      </text:list>
      <text:p text:style-name="Text_20_body">Develop robust research methodologies and study designs that address the identified research questions. Ensure that data collection, analysis, and interpretation methods are standardized and consistent across research projects. </text:p>
      <text:list xml:id="list2772279190" text:style-name="L5">
        <text:list-item>
          <text:p text:style-name="P7">5. Data Sharing and Integration:</text:p>
        </text:list-item>
      </text:list>
      <text:p text:style-name="Text_20_body">Establish data sharing protocols to facilitate the exchange of research findings and datasets among team members. Promote the integration of data from various research projects to gain comprehensive insights into the educational and health outcomes. </text:p>
      <text:list xml:id="list4194436724" text:style-name="L6">
        <text:list-item>
          <text:p text:style-name="P8">6. Ethical Considerations:</text:p>
        </text:list-item>
      </text:list>
      <text:p text:style-name="Text_20_body">Implement ethical guidelines and protocols for all research activities, particularly when involving students and sensitive health data. Ensure compliance with ethical standards and data privacy regulations throughout the research process. </text:p>
      <text:list xml:id="list747206293" text:style-name="L7">
        <text:list-item>
          <text:p text:style-name="P9">7. Knowledge Dissemination:</text:p>
        </text:list-item>
      </text:list>
      <text:p text:style-name="Text_20_body"><text:soft-page-break/>Develop strategies for disseminating research findings through peer-reviewed publications, conferences, and educational resources. Create accessible platforms for sharing knowledge with a wider audience, including educators, policymakers, and the public. </text:p>
      <text:list xml:id="list1246803561" text:style-name="L8">
        <text:list-item>
          <text:p text:style-name="P10">8. Monitoring and Evaluation:</text:p>
        </text:list-item>
      </text:list>
      <text:p text:style-name="Text_20_body">Establish mechanisms for continuous monitoring and evaluation of research progress. Implement regular reviews to assess the alignment of research activities with the initiative's goals and make adjustments as needed. </text:p>
      <text:list xml:id="list2093460864" text:style-name="L9">
        <text:list-item>
          <text:p text:style-name="P11">9. Stakeholder Engagement:</text:p>
        </text:list-item>
      </text:list>
      <text:p text:style-name="Text_20_body">Engage with relevant stakeholders, including educators, students, community members, and policymakers, to gather input and feedback on research directions. Ensure that research outcomes are relevant and beneficial to the broader community. </text:p>
      <text:list xml:id="list1847080876" text:style-name="L10">
        <text:list-item>
          <text:p text:style-name="P12">10. Adaptive Research Strategy:</text:p>
        </text:list-item>
      </text:list>
      <text:p text:style-name="Text_20_body">- Develop a flexible research strategy that can adapt to changing circumstances and emerging research needs. - Embrace an iterative approach to research, allowing for course corrections based on ongoing findings and feedback. </text:p>
      <text:list xml:id="list3623457303" text:style-name="L11">
        <text:list-item>
          <text:p text:style-name="P13">11. Long-Term Sustainability:</text:p>
        </text:list-item>
      </text:list>
      <text:p text:style-name="Text_20_body">- Consider the long-term sustainability of research efforts beyond the initial phase of the initiative. - Explore opportunities for securing continued funding and support for research activities. </text:p>
      <text:p text:style-name="Text_20_body">These research coordination objectives are essential for effectively guiding and managing the research endeavors within the initiative. By aligning research priorities, fostering collaboration, and ensuring ethical practices, the initiative can make substantial contributions to the field of health education and open technologies, ultimately achieving its overarching goals. </text:p>
      <text:h text:style-name="Heading_20_5" text:outline-level="5"><text:bookmark text:name="capacity_building_objectives"/>1.2.2.2. CAPACITY BUILDING OBJECTIVES</text:h>
      <text:p text:style-name="Text_20_body">The capacity building objectives are instrumental in enhancing the knowledge, skills, and capabilities of individuals and organizations involved in the initiative. These objectives aim to empower stakeholders to contribute effectively to the initiative's goals and ensure its long-term success. Here are the key capacity building objectives: </text:p>
      <text:list xml:id="list2748064972" text:style-name="L12">
        <text:list-item>
          <text:p text:style-name="P14">1. Skill Enhancement:</text:p>
        </text:list-item>
      </text:list>
      <text:p text:style-name="Text_20_body">Identify the specific skills and competencies required for various roles within the initiative, including educators, researchers, technologists, and community organizers. Develop targeted training programs and workshops to enhance these skills, incorporating both technical and soft skills development. </text:p>
      <text:list xml:id="list2360931294" text:style-name="L13">
        <text:list-item>
          <text:p text:style-name="P15">2. Knowledge Transfer:</text:p>
        </text:list-item>
      </text:list>
      <text:p text:style-name="Text_20_body">Establish mechanisms for the transfer of knowledge and expertise among team members, particularly from experienced experts to newcomers. Encourage mentorship and peer learning to facilitate the sharing of best practices and lessons learned. </text:p>
      <text:list xml:id="list1031534125" text:style-name="L14">
        <text:list-item>
          <text:p text:style-name="P16">3. Curriculum Development and Integration:</text:p>
        </text:list-item>
      </text:list>
      <text:p text:style-name="Text_20_body"><text:soft-page-break/>Equip educators with the knowledge and tools necessary to integrate One Health concepts and open technologies into their curricula effectively. Provide resources and support for the development of educational materials and lesson plans that align with the initiative's objectives. </text:p>
      <text:list xml:id="list1560407540" text:style-name="L15">
        <text:list-item>
          <text:p text:style-name="P17">4. Technology Proficiency:</text:p>
        </text:list-item>
      </text:list>
      <text:p text:style-name="Text_20_body">Ensure that all stakeholders, including educators and students, have the requisite technological proficiency to engage with open technologies and AI-driven platforms. Offer training and resources to bridge technology gaps and enable effective use of digital tools. </text:p>
      <text:list xml:id="list2278530594" text:style-name="L16">
        <text:list-item>
          <text:p text:style-name="P18">5. Research Capacity:</text:p>
        </text:list-item>
      </text:list>
      <text:p text:style-name="Text_20_body">Strengthen the research capabilities of team members by offering training in research methodologies, data analysis, and ethical research practices. Foster a culture of research excellence and data-driven decision-making. </text:p>
      <text:list xml:id="list4003828917" text:style-name="L17">
        <text:list-item>
          <text:p text:style-name="P19">6. Cross-Disciplinary Collaboration:</text:p>
        </text:list-item>
      </text:list>
      <text:p text:style-name="Text_20_body">Promote collaboration and knowledge sharing among individuals from diverse disciplines, including health, education, technology, and community engagement. Create platforms and opportunities for cross-disciplinary discussions and joint initiatives. </text:p>
      <text:list xml:id="list3653206288" text:style-name="L18">
        <text:list-item>
          <text:p text:style-name="P20">7. Community Engagement and Empowerment:</text:p>
        </text:list-item>
      </text:list>
      <text:p text:style-name="Text_20_body">Provide training on community engagement strategies to enable stakeholders to work effectively with local communities. Empower community members with the knowledge and skills needed to actively participate in health education and open technology initiatives. </text:p>
      <text:list xml:id="list13404401" text:style-name="L19">
        <text:list-item>
          <text:p text:style-name="P21">8. Leadership Development:</text:p>
        </text:list-item>
      </text:list>
      <text:p text:style-name="Text_20_body">Identify emerging leaders within the initiative and offer leadership development programs. Encourage individuals to take on leadership roles and guide the initiative's strategic direction. </text:p>
      <text:list xml:id="list3659455314" text:style-name="L20">
        <text:list-item>
          <text:p text:style-name="P22">9. Evaluation and Feedback:</text:p>
        </text:list-item>
      </text:list>
      <text:p text:style-name="Text_20_body">Implement regular evaluation mechanisms to assess the effectiveness of capacity building initiatives. Collect feedback from participants to make continuous improvements and tailor training programs to their evolving needs. </text:p>
      <text:list xml:id="list1279457373" text:style-name="L21">
        <text:list-item>
          <text:p text:style-name="P23">10. Sustainability Planning:</text:p>
        </text:list-item>
      </text:list>
      <text:p text:style-name="Text_20_body">- Develop strategies for sustaining capacity building efforts over the long term. - Explore opportunities for ongoing professional development and knowledge sharing beyond the initial phase of the initiative. </text:p>
      <text:list xml:id="list2505875774" text:style-name="L22">
        <text:list-item>
          <text:p text:style-name="P24">11. Inclusivity and Diversity:</text:p>
        </text:list-item>
      </text:list>
      <text:p text:style-name="Text_20_body">- Promote inclusivity and diversity in all capacity building initiatives to ensure equitable access and participation. - Foster an inclusive environment that values diverse perspectives and backgrounds. </text:p>
      <text:list xml:id="list3507368940" text:style-name="L23">
        <text:list-item>
          <text:p text:style-name="P25">12. Communication and Outreach:</text:p>
        </text:list-item>
      </text:list>
      <text:p text:style-name="Text_20_body"><text:soft-page-break/>- Enhance communication skills among stakeholders to effectively convey the initiative's goals and outcomes to various audiences, including policymakers and the public. - Develop outreach strategies to raise awareness and engage a wider community of stakeholders. </text:p>
      <text:p text:style-name="Text_20_body">These capacity building objectives are essential for building a strong and sustainable foundation for the initiative. By investing in the development of skills, knowledge, and collaboration, the initiative can empower individuals and organizations to contribute effectively to its mission of advancing health education and open technologies. </text:p>
      <text:h text:style-name="Heading_20_2" text:outline-level="2"><text:bookmark text:name="networking_excellence"/>2. NETWORKING EXCELLENCE</text:h>
      <text:h text:style-name="Heading_20_3" text:outline-level="3"><text:bookmark text:name="added_value_of_networking_in_s_t_excellence"/>2.1. ADDED VALUE OF NETWORKING IN S&amp;T EXCELLENCE</text:h>
      <text:h text:style-name="Heading_20_5" text:outline-level="5"><text:bookmark text:name="added_value_in_relation_to_existing_efforts_at_european_and_or_international_level"/>2.1.1. ADDED VALUE IN RELATION TO EXISTING EFFORTS AT EUROPEAN AND/OR INTERNATIONAL LEVEL</text:h>
      <text:p text:style-name="Text_20_body">The added value of the initiative in relation to existing efforts at the European and international levels lies in its holistic approach to health education, its integration of open technologies, and its commitment to fostering active global citizenship. Here are the key aspects that set the initiative apart and contribute to its added value: </text:p>
      <text:list xml:id="list2936222009" text:style-name="L24">
        <text:list-item>
          <text:p text:style-name="P26">1. Holistic Health Education: The initiative's focus on One Health education sets it apart from many existing health education efforts. While traditional health education often addresses only one aspect of health, such as human health, the initiative recognizes the interconnectedness of human health, animal health, and ecosystem health. This holistic approach equips students with a comprehensive understanding of health interdependencies, which is critical for addressing complex global health challenges.</text:p>
        </text:list-item>
      </text:list>
      <text:list xml:id="list3360044906" text:style-name="L25">
        <text:list-item>
          <text:p text:style-name="P27">2. Integration of Open Technologies: The initiative leverages open technologies, including AI-driven platforms and expert systems, to enhance health education. While some educational efforts utilize technology, the initiative's emphasis on open and collaborative technology integration sets it apart. It provides students with access to a wealth of information, real-time collaboration with experts, and the opportunity to engage in challenge-driven projects, expanding the scope of learning beyond the classroom.</text:p>
        </text:list-item>
      </text:list>
      <text:list xml:id="list3345632541" text:style-name="L26">
        <text:list-item>
          <text:p text:style-name="P28">3. Global Perspective and Collaboration: The initiative encourages global collaboration and knowledge sharing among students, educators, and experts. While international collaboration in education is not new, the initiative's commitment to connecting students worldwide, fostering cross-cultural exchanges, and promoting collaboration on global health challenges is a distinctive feature. It prepares students to think beyond their local context and become active global citizens.</text:p>
        </text:list-item>
      </text:list>
      <text:list xml:id="list2120731427" text:style-name="L27">
        <text:list-item>
          <text:p text:style-name="P29">4. Practical Application: Beyond theoretical knowledge, the initiative emphasizes the practical application of health education. Students engage in hands-on activities, collaborative projects, and real-world experiences. This approach equips them with the skills and mindset needed to actively address health challenges, setting it apart from initiatives that primarily focus on theoretical learning.</text:p>
        </text:list-item>
      </text:list>
      <text:list xml:id="list2109546441" text:style-name="L28">
        <text:list-item>
          <text:p text:style-name="P30"><text:soft-page-break/>5. Ethical and Transparent Use of Technology: The initiative places a premium on the ethical and transparent use of open technologies, including AI and expert systems. It addresses ethical considerations associated with technology use in education and health, ensuring responsible and privacy-conscious practices. This focus on ethics and transparency is a valuable addition to the field.</text:p>
        </text:list-item>
      </text:list>
      <text:list xml:id="list39516051" text:style-name="L29">
        <text:list-item>
          <text:p text:style-name="P31">6. Long-Term Sustainability: The initiative is designed with long-term sustainability in mind, including strategies for continued funding and support. While many educational initiatives face challenges in sustaining their efforts, the initiative's proactive approach to long-term sustainability adds value by ensuring its lasting impact.</text:p>
        </text:list-item>
      </text:list>
      <text:list xml:id="list2798111278" text:style-name="L30">
        <text:list-item>
          <text:p text:style-name="P32">7. Community Engagement: The initiative actively engages with local communities, empowering them to be active participants in health education. This community-centered approach distinguishes it from some existing efforts that may focus more narrowly on formal education settings.</text:p>
        </text:list-item>
      </text:list>
      <text:h text:style-name="Heading_20_3" text:outline-level="3"><text:bookmark text:name="added_value_of_networking_in_impact"/>2.2. ADDED VALUE OF NETWORKING IN IMPACT</text:h>
      <text:h text:style-name="Heading_20_5" text:outline-level="5"><text:bookmark text:name="securing_the_critical_mass_expertise_and_geographical_balance_within_the_cost_members_and_beyond"/>2.2.1. SECURING THE CRITICAL MASS, EXPERTISE AND GEOGRAPHICAL BALANCE WITHIN THE COST MEMBERS AND BEYOND</text:h>
      <text:p text:style-name="Text_20_body">Securing a critical mass of expertise and achieving geographical balance within the COST (European Cooperation in Science and Technology) members and beyond is essential for the success and impact of the initiative. To achieve this objective effectively, several strategies and considerations can be employed: </text:p>
      <text:list xml:id="list2785673118" text:style-name="L31">
        <text:list-item>
          <text:p text:style-name="P33">1. Outreach and Collaboration:</text:p>
        </text:list-item>
      </text:list>
      <text:p text:style-name="Text_20_body">Foster active engagement with COST members, institutions, and experts across various countries. Establish partnerships and collaborations that leverage the strengths and expertise of different regions. </text:p>
      <text:p text:style-name="Text_20_body">Promote the initiative through international conferences, webinars, and networking events to attract interest and involvement from experts and institutions beyond the COST network. </text:p>
      <text:list xml:id="list559747099" text:style-name="L32">
        <text:list-item>
          <text:p text:style-name="P34">2. Inclusive Membership:</text:p>
        </text:list-item>
      </text:list>
      <text:p text:style-name="Text_20_body">Ensure an inclusive membership structure within the consortium, welcoming institutions and individuals from diverse geographical locations. Create an open and accessible platform for participation. </text:p>
      <text:p text:style-name="Text_20_body">Establish clear criteria for membership that emphasize expertise in relevant fields while also considering the geographic representation of members. </text:p>
      <text:list xml:id="list2536388831" text:style-name="L33">
        <text:list-item>
          <text:p text:style-name="P35">3. Partnering with International Organizations:</text:p>
        </text:list-item>
      </text:list>
      <text:p text:style-name="Text_20_body">Collaborate with international organizations and associations that have a global reach in health education, open technologies, and related fields. These partnerships can facilitate access to expertise and resources from various regions. </text:p>
      <text:p text:style-name="Text_20_body"><text:soft-page-break/>Explore partnerships with organizations such as UNESCO, WHO, or international education networks to tap into their extensive networks and expertise. </text:p>
      <text:list xml:id="list1539478942" text:style-name="L34">
        <text:list-item>
          <text:p text:style-name="P36">4. Research Fellowships and Exchanges:</text:p>
        </text:list-item>
      </text:list>
      <text:p text:style-name="Text_20_body">Implement research fellowships and exchange programs that encourage experts and researchers from different regions to collaborate with the initiative. These programs can promote knowledge sharing and cross-pollination of ideas. </text:p>
      <text:p text:style-name="Text_20_body">Offer opportunities for researchers to spend time at partner institutions, fostering a sense of collaboration and strengthening expertise exchange. </text:p>
      <text:list xml:id="list3787416573" text:style-name="L35">
        <text:list-item>
          <text:p text:style-name="P37">5. Geographically Balanced Events:</text:p>
        </text:list-item>
      </text:list>
      <text:p text:style-name="Text_20_body">Host events, workshops, and conferences in various regions to ensure geographical balance in participation. Rotate the locations of these events to accommodate the diverse backgrounds of participants. </text:p>
      <text:p text:style-name="Text_20_body">Utilize virtual platforms to make participation more accessible for individuals and institutions from regions that may face logistical challenges. </text:p>
      <text:list xml:id="list2873555876" text:style-name="L36">
        <text:list-item>
          <text:p text:style-name="P38">6. Regional Liaison Officers:</text:p>
        </text:list-item>
      </text:list>
      <text:p text:style-name="Text_20_body">Appoint regional liaison officers or representatives responsible for outreach and engagement in specific geographic areas. These individuals can act as conduits for communication and collaboration with experts from those regions. </text:p>
      <text:p text:style-name="Text_20_body">Empower these liaison officers to identify and connect with relevant expertise in their respective regions. </text:p>
      <text:list xml:id="list3016207759" text:style-name="L37">
        <text:list-item>
          <text:p text:style-name="P39">7. Multilingual Communication:</text:p>
        </text:list-item>
      </text:list>
      <text:p text:style-name="Text_20_body">Recognize and accommodate linguistic diversity by providing communication materials and resources in multiple languages, especially for regions where English may not be the primary language. </text:p>
      <text:list xml:id="list3821084669" text:style-name="L38">
        <text:list-item>
          <text:p text:style-name="P40">8. Funding and Support:</text:p>
        </text:list-item>
      </text:list>
      <text:p text:style-name="Text_20_body">Seek funding opportunities from international organizations, foundations, and governments to support the participation of experts from underrepresented regions. These funds can be used to cover travel expenses, research grants, or capacity-building initiatives. </text:p>
      <text:list xml:id="list2172755143" text:style-name="L39">
        <text:list-item>
          <text:p text:style-name="P41">9. Mentorship and Capacity Building:</text:p>
        </text:list-item>
      </text:list>
      <text:p text:style-name="Text_20_body">Implement mentorship programs where experts from well-represented regions mentor counterparts from regions with fewer resources and expertise. This can facilitate knowledge transfer and capacity building. </text:p>
      <text:p text:style-name="Text_20_body">By proactively implementing these strategies, the initiative can create a robust and well-balanced network of expertise, ensuring that a critical mass of knowledge is harnessed from various regions within and beyond the COST framework. This approach will enrich the initiative's impact and relevance on a global scale. </text:p>
      <text:h text:style-name="Heading_20_5" text:outline-level="5"><text:bookmark text:name="involvement_of_stakeholders"/><text:soft-page-break/>2.2.2. INVOLVEMENT OF STAKEHOLDERS</text:h>
      <text:p text:style-name="Text_20_body">The involvement of stakeholders is crucial for the success and sustainability of the initiative. Engaging a diverse range of stakeholders ensures that the initiative's goals align with the needs and expectations of the community it serves. Here's a comprehensive approach to involving stakeholders effectively: </text:p>
      <text:list xml:id="list1769091483" text:style-name="L40">
        <text:list-item>
          <text:p text:style-name="P42">1. Identify Key Stakeholders:</text:p>
        </text:list-item>
      </text:list>
      <text:p text:style-name="P1"><text:s/>Conduct a thorough stakeholder analysis to identify all relevant parties with an interest or influence in health education and open technologies. This includes educators, students, parents, policymakers, local communities, healthcare professionals, technology experts, researchers, and civil society organizations.</text:p>
      <text:list xml:id="list1304827745" text:style-name="L41">
        <text:list-item>
          <text:p text:style-name="P43">2. Establish Clear Objectives:</text:p>
        </text:list-item>
      </text:list>
      <text:p text:style-name="P1"><text:s/>Define clear and measurable objectives for stakeholder involvement. Determine what specific outcomes or contributions are expected from each stakeholder group.</text:p>
      <text:list xml:id="list2321104456" text:style-name="L42">
        <text:list-item>
          <text:p text:style-name="P44">3. Tailored Engagement Strategies:</text:p>
        </text:list-item>
      </text:list>
      <text:p text:style-name="P1"><text:s/>Recognize that different stakeholder groups have distinct needs and interests. Develop tailored engagement strategies that align with the priorities of each group.</text:p>
      <text:list xml:id="list347199123" text:style-name="L43">
        <text:list-item>
          <text:p text:style-name="P45">4. Regular Communication:</text:p>
        </text:list-item>
      </text:list>
      <text:p text:style-name="P1"><text:s/>Maintain open lines of communication with stakeholders throughout the initiative. This can include regular meetings, newsletters, emails, and online forums to provide updates and gather feedback.</text:p>
      <text:list xml:id="list1452885349" text:style-name="L44">
        <text:list-item>
          <text:p text:style-name="P46">5. Co-Creation of Solutions:</text:p>
        </text:list-item>
      </text:list>
      <text:p text:style-name="P1"><text:s/>Involve stakeholders in the co-creation of solutions, curriculum development, and project design. Encourage their active participation in decision-making processes.</text:p>
      <text:list xml:id="list646004405" text:style-name="L45">
        <text:list-item>
          <text:p text:style-name="P47">6. Capacity Building:</text:p>
        </text:list-item>
      </text:list>
      <text:p text:style-name="P1"><text:s/>Offer capacity-building programs and resources to stakeholders, especially educators and students, to enhance their understanding of One Health concepts and open technologies.</text:p>
      <text:list xml:id="list1202633298" text:style-name="L46">
        <text:list-item>
          <text:p text:style-name="P48">7. Public Awareness Campaigns:</text:p>
        </text:list-item>
      </text:list>
      <text:p text:style-name="P1"><text:s/>Launch public awareness campaigns to inform and engage the broader community, including parents, local residents, and policymakers. Highlight the benefits and impact of the initiative on health education and community well-being.</text:p>
      <text:list xml:id="list325739342" text:style-name="L47">
        <text:list-item>
          <text:p text:style-name="P49">8. Advisory Committees:</text:p>
        </text:list-item>
      </text:list>
      <text:p text:style-name="P1"><text:s/>Establish advisory committees comprising representatives from various stakeholder groups. These committees can provide valuable insights, guidance, and recommendations to inform the initiative's direction.</text:p>
      <text:list xml:id="list3541984541" text:style-name="L48">
        <text:list-item>
          <text:p text:style-name="P50">9. Feedback Mechanisms:</text:p>
        </text:list-item>
      </text:list>
      <text:p text:style-name="P1"><text:soft-page-break/><text:s/>Implement feedback mechanisms that allow stakeholders to express their opinions, concerns, and suggestions. Act on feedback received to adapt and improve the initiative.</text:p>
      <text:list xml:id="list931537934" text:style-name="L49">
        <text:list-item>
          <text:p text:style-name="P51">10. Transparency and Accountability:</text:p>
        </text:list-item>
      </text:list>
      <text:p text:style-name="Text_20_body">Maintain transparency in decision-making processes and resource allocation. Hold the initiative accountable for delivering on its promises and objectives. </text:p>
      <text:list xml:id="list1666064915" text:style-name="L50">
        <text:list-item>
          <text:p text:style-name="P52">11. Evaluation and Impact Assessment:</text:p>
        </text:list-item>
      </text:list>
      <text:p text:style-name="Text_20_body">Continuously assess the impact of stakeholder involvement on the initiative's outcomes. Use feedback and evaluation results to make improvements. </text:p>
      <text:list xml:id="list164496819" text:style-name="L51">
        <text:list-item>
          <text:p text:style-name="P53">12. Inclusivity and Diversity:</text:p>
        </text:list-item>
      </text:list>
      <text:p text:style-name="Text_20_body">Ensure that stakeholder engagement efforts are inclusive and diverse, representing a wide range of perspectives, backgrounds, and demographics. </text:p>
      <text:list xml:id="list3375984268" text:style-name="L52">
        <text:list-item>
          <text:p text:style-name="P54">13. Local Community Engagement:</text:p>
        </text:list-item>
      </text:list>
      <text:p text:style-name="Text_20_body">Build strong connections with local communities where the initiative operates. Engage with community leaders, residents, and organizations to ensure that the initiative's activities align with community needs and values. </text:p>
      <text:list xml:id="list503672499" text:style-name="L53">
        <text:list-item>
          <text:p text:style-name="P55">14. Policymaker Engagement:</text:p>
        </text:list-item>
      </text:list>
      <text:p text:style-name="Text_20_body">Engage policymakers at local, regional, and national levels to advocate for the integration of the initiative's approach into educational policies and curricula. </text:p>
      <text:list xml:id="list1197008681" text:style-name="L54">
        <text:list-item>
          <text:p text:style-name="P56">15. Long-Term Partnerships:</text:p>
        </text:list-item>
      </text:list>
      <text:p text:style-name="Text_20_body">Seek to establish long-term partnerships with stakeholders, fostering a sense of ownership and commitment to the initiative's goals over time. </text:p>
      <text:p text:style-name="Text_20_body">By involving stakeholders at every stage of the initiative, from planning and design to implementation and evaluation, the initiative can harness their collective wisdom, support, and resources to create a lasting impact on health education and open technologies. </text:p>
      <text:h text:style-name="Heading_20_2" text:outline-level="2"><text:bookmark text:name="impact"/>3. IMPACT</text:h>
      <text:h text:style-name="Heading_20_3" text:outline-level="3"><text:bookmark text:name="impact_to_science_society_and_competitiveness_and_potential_for_innovation_breakthroughs"/>3.1. IMPACT TO SCIENCE, SOCIETY AND COMPETITIVENESS, AND POTENTIAL FOR INNOVATION/BREAKTHROUGHS</text:h>
      <text:h text:style-name="Heading_20_5" text:outline-level="5"><text:bookmark text:name="scientific_technological_and_or_socioeconomic_impacts_including_potential_innovations_and_or_breakthroughs"/>3.1.1. SCIENTIFIC, TECHNOLOGICAL, AND/OR SOCIOECONOMIC IMPACTS (INCLUDING POTENTIAL INNOVATIONS AND/OR BREAKTHROUGHS)</text:h>
      <text:p text:style-name="Text_20_body">The initiative has the potential to generate significant scientific, technological, and socioeconomic impacts, including fostering innovations and breakthroughs in several key areas: </text:p>
      <text:list xml:id="list3804068599" text:style-name="L55">
        <text:list-item>
          <text:p text:style-name="P57">1. Scientific Impact:</text:p>
        </text:list-item>
      </text:list>
      <text:p text:style-name="Text_20_body"><text:soft-page-break/>Advancement of One Health Research: The initiative's holistic approach to health education will contribute to the advancement of One Health research. By instilling a deep understanding of interconnected health domains in students, it will stimulate innovative research into the interplay between human health, animal health, and ecosystem health. </text:p>
      <text:p text:style-name="Text_20_body">Data Generation and Insights: Through the use of open technologies, the initiative will generate a wealth of health-related data. This data can serve as a valuable resource for researchers, enabling the exploration of complex health issues and the identification of emerging trends and patterns. </text:p>
      <text:p text:style-name="Text_20_body">Interdisciplinary Collaboration: The initiative's emphasis on cross-disciplinary collaboration will foster a culture of interdisciplinary research. This collaborative approach can lead to novel insights and solutions to multifaceted health challenges. </text:p>
      <text:list xml:id="list2420702792" text:style-name="L56">
        <text:list-item>
          <text:p text:style-name="P58">2. Technological Impact:</text:p>
        </text:list-item>
      </text:list>
      <text:p text:style-name="Text_20_body">Development of Ethical AI and Expert Systems: The initiative's commitment to the ethical and transparent use of AI and expert systems will drive the development of responsible AI technologies in the field of health education. These technologies will prioritize privacy, data security, and unbiased decision-making. </text:p>
      <text:p text:style-name="Text_20_body">Innovations in Educational Technology: The integration of open technologies into health education will lead to innovations in educational technology. New platforms and tools will be developed to facilitate global collaboration, knowledge sharing, and interactive learning experiences. </text:p>
      <text:p text:style-name="Text_20_body">Digital Health Literacy: Students exposed to open technologies will develop digital health literacy skills, ensuring that the next generation is well-equipped to navigate the digital age and critically assess health-related information and technologies. </text:p>
      <text:list xml:id="list319895303" text:style-name="L57">
        <text:list-item>
          <text:p text:style-name="P59">3. Socioeconomic Impact:</text:p>
        </text:list-item>
      </text:list>
      <text:p text:style-name="Text_20_body">Health-Conscious Citizens: The initiative's primary goal of nurturing health-conscious global citizens will have a profound socioeconomic impact. These citizens will be better informed about health issues and equipped with practical skills, contributing to healthier and more resilient communities. </text:p>
      <text:p text:style-name="Text_20_body">Community Engagement: By actively engaging with local communities, the initiative will empower communities to take charge of their health and well-being. This community-centered approach can lead to improved health outcomes and stronger social bonds. </text:p>
      <text:p text:style-name="Text_20_body">Global Citizenship: The initiative's focus on global perspectives and challenge-driven projects will nurture a sense of global citizenship among students. They will be more inclined to address global health challenges and contribute to international cooperation and development. </text:p>
      <text:list xml:id="list3191118785" text:style-name="L58">
        <text:list-item>
          <text:p text:style-name="P60">4. Potential Innovations and Breakthroughs:</text:p>
        </text:list-item>
      </text:list>
      <text:p text:style-name="Text_20_body">Innovative Curriculum Design: The development of a comprehensive One Health curriculum, integrating real-world case studies and practical applications, has the potential to redefine health education. It may serve as a model for curriculum innovation in other educational domains. </text:p>
      <text:p text:style-name="Text_20_body"><text:soft-page-break/>Collaborative Platforms: The initiative's emphasis on open and collaborative technology platforms may lead to the creation of innovative digital tools for education and research. These platforms could be adopted beyond the health education sector. </text:p>
      <text:p text:style-name="Text_20_body">Ethical AI Models: The commitment to ethical AI and expert systems could result in the development of novel AI models that prioritize transparency, fairness, and accountability. These models could find applications in various industries beyond education. </text:p>
      <text:p text:style-name="Text_20_body">In summary, the initiative's scientific, technological, and socioeconomic impacts extend beyond conventional health education. They encompass advancements in research, responsible technology development, the cultivation of health-conscious citizens, and the potential for groundbreaking innovations that can benefit society at large. By nurturing a new generation of informed and proactive individuals, the initiative can drive positive change on both local and global scales. </text:p>
      <text:h text:style-name="Heading_20_3" text:outline-level="3"><text:bookmark text:name="measures_to_maximise_impact"/>3.2. MEASURES TO MAXIMISE IMPACT</text:h>
      <text:h text:style-name="Heading_20_5" text:outline-level="5"><text:bookmark text:name="knowledge_creation_transfer_of_knowledge_and_career_development"/>3.2.1. KNOWLEDGE CREATION, TRANSFER OF KNOWLEDGE AND CAREER DEVELOPMENT</text:h>
      <text:p text:style-name="Text_20_body">The initiative is poised to play a pivotal role in knowledge creation, transfer, and career development within the fields of health education, open technologies, and related disciplines. Here's how it can impact these areas: </text:p>
      <text:p text:style-name="Text_20_body">1. Knowledge Creation: </text:p>
      <text:p text:style-name="Text_20_body">Interdisciplinary Research: The initiative's emphasis on cross-disciplinary collaboration will promote the creation of new knowledge at the intersection of health, education, and technology. Researchers from diverse backgrounds will come together to tackle complex health challenges, leading to innovative solutions. </text:p>
      <text:p text:style-name="Text_20_body">Data Generation: Through the utilization of open technologies, the initiative will generate substantial datasets related to health, education, and student engagement. These datasets will serve as a valuable resource for conducting research and generating insights into effective educational strategies and health outcomes. </text:p>
      <text:p text:style-name="Text_20_body">Curriculum Development: The creation of a comprehensive One Health curriculum will involve the development of innovative teaching materials, case studies, and learning resources. This process will contribute to the knowledge base in curriculum design and pedagogy. </text:p>
      <text:p text:style-name="Text_20_body">2. Transfer of Knowledge: </text:p>
      <text:p text:style-name="Text_20_body">Educator Training: Educators involved in the initiative will receive training and support in implementing One Health education and open technologies. The knowledge and skills gained by educators will be transferred to their students through classroom instruction. </text:p>
      <text:p text:style-name="Text_20_body">Peer Learning: The collaborative nature of the initiative will facilitate peer learning and knowledge sharing among educators, researchers, and students. Best practices, innovative teaching methods, and research findings will be disseminated within the consortium and beyond. </text:p>
      <text:p text:style-name="Text_20_body"><text:soft-page-break/>Community Engagement: Knowledge transfer will extend to local communities, where residents will benefit from health education initiatives and gain insights into health-related topics. Community members will become advocates for health and knowledge dissemination. </text:p>
      <text:p text:style-name="Text_20_body">3. Career Development: </text:p>
      <text:p text:style-name="Text_20_body">Research Opportunities: The initiative will create opportunities for researchers, particularly early-career researchers, to engage in meaningful research projects. They will have access to datasets, collaborative networks, and mentorship, fostering their career development. </text:p>
      <text:p text:style-name="Text_20_body">Educator Professional Development: Educators involved in the initiative will receive professional development opportunities to enhance their teaching skills and adapt to innovative teaching methods. This will contribute to their career growth within the education sector. </text:p>
      <text:p text:style-name="Text_20_body">Student Empowerment: Students will be empowered with knowledge and skills that can shape their future careers. They will have a deeper understanding of health-related fields, potentially leading to career choices in healthcare, technology, or research. </text:p>
      <text:p text:style-name="Text_20_body">Global Networking: The initiative's global perspective and collaborative projects will enable individuals to establish international networks. This networking can open up career opportunities and collaborations on a global scale. </text:p>
      <text:p text:style-name="Text_20_body">Technology Proficiency: Students and educators will gain proficiency in open technologies and AI systems, which are valuable skills in today's job market. These skills can enhance career prospects in technology-related fields. </text:p>
      <text:p text:style-name="Text_20_body">In conclusion, the initiative will not only contribute to knowledge creation but also actively promote the transfer of knowledge among educators, researchers, students, and communities. Additionally, it will provide a fertile ground for career development by offering research opportunities, professional development, and valuable skills that align with the demands of a rapidly evolving job market. This multifaceted approach ensures that the initiative leaves a lasting impact on the knowledge landscape and the career trajectories of those involved. </text:p>
      <text:h text:style-name="Heading_20_5" text:outline-level="5"><text:bookmark text:name="plan_for_dissemination_and_or_exploitation_and_dialogue_with_the_general_public_or_policy"/>3.2.2. PLAN FOR DISSEMINATION AND/OR EXPLOITATION AND DIALOGUE WITH THE GENERAL PUBLIC OR POLICY</text:h>
      <text:p text:style-name="Text_20_body">A well-structured plan for dissemination, exploitation, and engaging with the general public or policymakers is essential to ensure that the initiative's impact reaches a broader audience and influences relevant stakeholders. Here's a comprehensive plan: </text:p>
      <text:p text:style-name="Text_20_body">1. Dissemination Strategy: </text:p>
      <text:p text:style-name="Text_20_body">Targeted Publications: Encourage researchers and educators within the initiative to publish their findings in peer-reviewed journals, academic conferences, and relevant publications. Ensure that research papers are accessible through open access platforms. </text:p>
      <text:p text:style-name="Text_20_body">Educational Resources: Share educational materials, including curricula, lesson plans, and interactive tools, on dedicated websites and educational platforms. Make these resources freely available to educators worldwide. </text:p>
      <text:p text:style-name="Text_20_body"><text:soft-page-break/>Digital Media: Utilize digital media channels such as websites, blogs, and social media to regularly disseminate updates, success stories, and insights from the initiative. Leverage multimedia formats like videos and infographics to make information more engaging. </text:p>
      <text:p text:style-name="Text_20_body">Newsletters: Publish regular newsletters summarizing the latest developments, research findings, and upcoming events related to the initiative. Distribute newsletters to stakeholders, including educators, students, parents, and policymakers. </text:p>
      <text:p text:style-name="Text_20_body">Collaborative Networks: Foster partnerships with educational networks, health organizations, and technology forums to extend the reach of the initiative's resources and achievements. </text:p>
      <text:p text:style-name="Text_20_body">2. Exploitation Strategy: </text:p>
      <text:p text:style-name="Text_20_body">Technology Transfer: Explore opportunities for transferring innovative technologies and educational tools developed within the initiative to the broader educational and healthcare sectors. Collaborate with technology transfer offices and industry partners. </text:p>
      <text:p text:style-name="Text_20_body">Commercialization: If applicable, consider commercializing specific technology solutions or products resulting from the initiative. Develop a strategy for intellectual property protection and licensing agreements. </text:p>
      <text:p text:style-name="Text_20_body">Policy Integration: Work closely with policymakers and educational authorities to integrate the initiative's One Health curriculum and educational methods into official education policies and curricula at regional, national, and international levels. </text:p>
      <text:p text:style-name="Text_20_body">Business Models: Develop sustainable business models, such as offering professional development courses, consultancy services, or licensing educational resources, to generate revenue and support the long-term sustainability of the initiative. </text:p>
      <text:p text:style-name="Text_20_body">3. Engagement with the General Public: </text:p>
      <text:p text:style-name="Text_20_body">Public Awareness Campaigns: Launch public awareness campaigns that highlight the importance of health education, One Health principles, and the role of open technologies in promoting community well-being. Use multimedia campaigns to make these topics accessible to the general public. </text:p>
      <text:p text:style-name="Text_20_body">Community Events: Organize community events, workshops, and health fairs that engage local residents and promote health literacy. Encourage active participation and knowledge sharing among community members. </text:p>
      <text:p text:style-name="Text_20_body">Citizen Science Initiatives: Involve the general public in citizen science projects related to health and environmental monitoring. Crowdsourcing data collection can foster a sense of ownership and engagement. </text:p>
      <text:p text:style-name="Text_20_body">Online Forums: Establish online forums or discussion platforms where the general public can ask questions, share experiences, and interact with experts. Encourage open dialogue on health-related topics. </text:p>
      <text:p text:style-name="Text_20_body">4. Engagement with Policymakers: </text:p>
      <text:p text:style-name="Text_20_body"><text:soft-page-break/>Policy Briefs: Develop concise policy briefs and whitepapers that outline the initiative's key findings, recommendations, and potential policy implications. Share these documents with relevant policymakers at local, national, and international levels. </text:p>
      <text:p text:style-name="Text_20_body">Stakeholder Workshops: Organize workshops and roundtable discussions that bring together policymakers, educators, researchers, and community leaders to discuss the initiative's impact and potential policy reforms. </text:p>
      <text:p text:style-name="Text_20_body">Advocacy Partnerships: Collaborate with advocacy organizations and non-governmental organizations (NGOs) that share the initiative's goals. Joint advocacy efforts can amplify the influence on policy changes. </text:p>
      <text:p text:style-name="Text_20_body">Regular Updates: Provide regular updates and progress reports to policymakers, demonstrating the initiative's contributions to health education, technology integration, and community well-being. </text:p>
      <text:p text:style-name="Text_20_body">5. Evaluation and Feedback Loop: </text:p>
      <text:p text:style-name="Text_20_body">Establish an ongoing process for monitoring and evaluating the effectiveness of dissemination and engagement efforts. Collect feedback from stakeholders and adjust strategies accordingly. </text:p>
      <text:p text:style-name="Text_20_body">By implementing this comprehensive plan for dissemination, exploitation, and engagement, the initiative can maximize its impact by reaching a wider audience, influencing policy decisions, and fostering a sense of ownership and engagement among the general public and relevant stakeholders. </text:p>
      <text:h text:style-name="Heading_20_2" text:outline-level="2"><text:bookmark text:name="implementation"/>4. IMPLEMENTATION</text:h>
      <text:h text:style-name="Heading_20_3" text:outline-level="3"><text:bookmark text:name="coherence_and_effectiveness_of_the_work_plan"/>4.1. COHERENCE AND EFFECTIVENESS OF THE WORK PLAN</text:h>
      <text:h text:style-name="Heading_20_5" text:outline-level="5"><text:bookmark text:name="description_of_working_groups_tasks_and_activities"/>4.1.1. DESCRIPTION OF WORKING GROUPS, TASKS AND ACTIVITIES</text:h>
      <text:p text:style-name="Text_20_body">The initiative can be organized into working groups, each with specific tasks and activities tailored to achieve its overarching goals. Here's a breakdown of potential working groups, their tasks, and activities: </text:p>
      <text:p text:style-name="Text_20_body">1. Curriculum Development Working Group: </text:p>
      <text:p text:style-name="Text_20_body">Task: Develop a comprehensive One Health curriculum that integrates health education, open technologies, and challenge-driven projects. </text:p>
      <text:p text:style-name="Text_20_body">Activities: Review existing curricula and educational materials. Identify core One Health principles and learning objectives. Create lesson plans, teaching resources, and assessment tools. Pilot test the curriculum in diverse educational settings. Continuously update and refine the curriculum based on feedback and evaluation. </text:p>
      <text:p text:style-name="Text_20_body">2. Research and Innovation Working Group: </text:p>
      <text:p text:style-name="Text_20_body">Task: Drive research activities and foster technological innovations in health education and open technologies. </text:p>
      <text:p text:style-name="Text_20_body"><text:soft-page-break/>Activities: Identify key research areas related to health education, open technologies, and One Health. Encourage interdisciplinary research collaborations. Facilitate data collection and analysis. Explore innovative solutions for ethical AI and expert systems. Promote the development of educational technology tools. </text:p>
      <text:p text:style-name="Text_20_body">3. Educator Training and Capacity Building Working Group: </text:p>
      <text:p text:style-name="Text_20_body">Task: Provide training and support to educators, ensuring they are equipped to deliver the One Health curriculum effectively. </text:p>
      <text:p text:style-name="Text_20_body">Activities: Develop training modules and materials for educators. Organize workshops and professional development sessions. Create a platform for educators to share best practices and resources. Offer mentorship programs for novice educators. Establish a certification program for One Health educators. </text:p>
      <text:p text:style-name="Text_20_body">4. Student Engagement and Challenge-Driven Projects Working Group: </text:p>
      <text:p text:style-name="Text_20_body">Task: Engage students in hands-on, challenge-driven projects that promote critical thinking and collaboration. </text:p>
      <text:p text:style-name="Text_20_body">Activities: Design challenge-driven projects aligned with One Health concepts. Facilitate student participation in real-world problem-solving. Organize competitions and hackathons related to health and technology. Provide mentorship and guidance to student teams. Showcase student projects through exhibitions and competitions. </text:p>
      <text:p text:style-name="Text_20_body">5. Community Engagement and Outreach Working Group: </text:p>
      <text:p text:style-name="Text_20_body">Task: Foster community engagement, raising awareness of health-related issues and promoting community well-being. </text:p>
      <text:p text:style-name="Text_20_body">Activities: Organize health fairs and community events. Develop health education materials for the general public. Collaborate with local organizations to address community health needs. Facilitate citizen science initiatives and data collection. Conduct public awareness campaigns on health topics. </text:p>
      <text:p text:style-name="Text_20_body">6. Policy and Advocacy Working Group: </text:p>
      <text:p text:style-name="Text_20_body">Task: Advocate for the integration of One Health education and open technologies into educational policies and curricula. </text:p>
      <text:p text:style-name="Text_20_body">Activities: Develop policy briefs and whitepapers highlighting the initiative's impact. Organize advocacy campaigns targeting policymakers. Collaborate with educational authorities to implement policy changes. Engage with international organizations to influence global education policies. Monitor and evaluate the impact of policy changes related to health education. </text:p>
      <text:p text:style-name="Text_20_body">7. Monitoring and Evaluation Working Group: </text:p>
      <text:p text:style-name="Text_20_body">Task: Continuously assess the effectiveness and impact of the initiative's activities. </text:p>
      <text:p text:style-name="Text_20_body">Activities: Develop evaluation frameworks and indicators. Collect data on student performance, educator satisfaction, and community engagement. Conduct surveys and feedback sessions with stakeholders. Analyze data to identify areas for improvement. Share evaluation findings and recommendations with relevant working groups. </text:p>
      <text:p text:style-name="Text_20_body"><text:soft-page-break/>These working groups, each with its specific tasks and activities, will collaborate to create a cohesive and impactful initiative that redefines health education, open technologies, and community well-being. Regular communication and coordination among these groups will be essential to ensure alignment with the initiative's overarching goals and objectives. </text:p>
      <text:h text:style-name="Heading_20_5" text:outline-level="5"><text:bookmark text:name="description_of_deliverables_and_timeframe"/>4.1.2. DESCRIPTION OF DELIVERABLES AND TIMEFRAME</text:h>
      <text:p text:style-name="Text_20_body">The initiative's deliverables and timeframe are critical components to ensure that the project progresses systematically and achieves its goals within a reasonable timeframe. Below is a description of key deliverables and an approximate timeframe for each phase: </text:p>
      <text:p text:style-name="Text_20_body">Phase 1: Foundation and Preparation (Months 1-6) </text:p>
      <text:p text:style-name="Text_20_body">Deliverables: </text:p>
      <text:p text:style-name="Text_20_body">1. Project Charter: A comprehensive project charter outlining the initiative's objectives, structure, and key stakeholders. 2. Working Group Formation: Establishment of working groups with designated leads and members for each focus area. 3. Initial Curriculum Outline: A preliminary outline of the One Health curriculum structure and key learning objectives. 4. Stakeholder Engagement Plan: A plan outlining strategies for engaging with educators, researchers, communities, and policymakers. </text:p>
      <text:p text:style-name="Text_20_body">Phase 2: Research and Curriculum Development (Months 7-18) </text:p>
      <text:p text:style-name="Text_20_body">Deliverables: </text:p>
      <text:p text:style-name="Text_20_body">5. One Health Curriculum: A detailed and finalized One Health curriculum, including lesson plans, teaching materials, and assessment tools. 6. Educator Training Modules: Training modules and resources for educators to effectively deliver the curriculum. 7. Research Proposals: Research proposals from the Research and Innovation Working Group, addressing key research areas. 8. Initial Policy Briefs: Policy briefs highlighting the potential impact of the initiative on health education policies. </text:p>
      <text:p text:style-name="Text_20_body">Phase 3: Implementation and Pilot (Months 19-24) </text:p>
      <text:p text:style-name="Text_20_body">Deliverables: </text:p>
      <text:p text:style-name="Text_20_body">9. Pilot Curriculum: Implementation of the One Health curriculum in pilot educational institutions. 10. Educator Training Workshops: Training sessions for educators to familiarize them with the curriculum. 11. Initial Student Projects: Challenge-driven projects initiated by students, addressing real-world health and technology challenges. 12. Community Engagement Events: Health fairs and community engagement events organized to raise awareness. </text:p>
      <text:p text:style-name="Text_20_body">Phase 4: Evaluation and Iteration (Months 25-36) </text:p>
      <text:p text:style-name="Text_20_body">Deliverables: </text:p>
      <text:p text:style-name="Text_20_body">13. Evaluation Framework: A comprehensive evaluation framework to assess the impact of the initiative on students, educators, and communities. 14. Mid-Term Evaluation Report: An interim report summarizing findings from the evaluation of curriculum implementation and community engagement activities. 15. Curriculum Refinement: Updates and refinements to the curriculum based on feedback <text:soft-page-break/>and evaluation results. 16. Policy Advocacy Progress: Documentation of progress in advocating for policy changes related to health education. </text:p>
      <text:p text:style-name="Text_20_body">Phase 5: Scaling and Sustainability (Months 37-48) </text:p>
      <text:p text:style-name="Text_20_body">Deliverables: </text:p>
      <text:p text:style-name="Text_20_body">17. Scaling Plan: A plan for scaling the initiative to additional educational institutions and communities. 18. Educator Certification Program: A certification program for One Health educators. 19. Long-Term Sustainability Model: A sustainable business model for the initiative, including potential revenue streams. 20. Final Evaluation Report: A comprehensive report summarizing the initiative's impact and lessons learned. </text:p>
      <text:p text:style-name="Text_20_body">Phase 6: Policy Impact and Global Outreach (Months 49-60) </text:p>
      <text:p text:style-name="Text_20_body">Deliverables: </text:p>
      <text:p text:style-name="Text_20_body">21. Policy Changes: Documentation of policy changes and integration of One Health education into educational policies at local, national, and international levels. 22. Global Outreach Strategy: A strategy for expanding the initiative's reach to other regions and countries. 23. International Collaborations: Collaborative agreements and partnerships with international organizations and institutions. 24. Public Awareness Campaigns: High-impact public awareness campaigns on health education and open technologies. </text:p>
      <text:p text:style-name="Text_20_body">Throughout the initiative's timeline, regular monitoring and evaluation will occur, allowing for ongoing adjustments and refinements. Flexibility in the timeline may be required to accommodate unforeseen challenges or opportunities. The above deliverables provide a structured framework for achieving the initiative's overarching goals of redefining health education, open technologies, and community well-being. </text:p>
      <text:h text:style-name="Heading_20_5" text:outline-level="5"><text:bookmark text:name="risk_analysis_and_contingency_plans"/>4.1.3. RISK ANALYSIS AND CONTINGENCY PLANS</text:h>
      <text:p text:style-name="Text_20_body">Risk analysis and contingency plans are vital for ensuring the successful implementation of the initiative. Here's an overview of potential risks and corresponding contingency plans: </text:p>
      <text:p text:style-name="Text_20_body">Risk 1: Curriculum Implementation Challenges </text:p>
      <text:p text:style-name="Text_20_body">Contingency Plan: </text:p>
      <text:p text:style-name="Text_20_body">Establish a curriculum support team to provide ongoing assistance to educators. Offer additional training sessions and resources to address specific challenges. Conduct regular feedback sessions with educators to identify and resolve issues promptly. </text:p>
      <text:p text:style-name="Text_20_body">Risk 2: Limited Community Engagement </text:p>
      <text:p text:style-name="Text_20_body">Contingency Plan: </text:p>
      <text:p text:style-name="Text_20_body">Enhance outreach efforts to raise awareness and promote community participation. Collaborate with local community organizations and leaders to mobilize support. Explore incentives or rewards to encourage community engagement. </text:p>
      <text:p text:style-name="Text_20_body">Risk 3: Technology Implementation Hurdles </text:p>
      <text:p text:style-name="Text_20_body"><text:soft-page-break/>Contingency Plan: </text:p>
      <text:p text:style-name="Text_20_body">Provide technical support and resources to address technology-related issues. Develop user-friendly guides and troubleshooting materials for educators and students. Partner with technology experts or organizations to address complex challenges. </text:p>
      <text:p text:style-name="Text_20_body">Risk 4: Resistance to Policy Changes </text:p>
      <text:p text:style-name="Text_20_body">Contingency Plan: </text:p>
      <text:p text:style-name="Text_20_body">Engage in continuous advocacy efforts to build support for policy changes. Showcase the positive impact of the initiative through data and success stories. Collaborate with policymakers and education authorities to address concerns and seek compromise solutions. </text:p>
      <text:p text:style-name="Text_20_body">Risk 5: Financial Constraints </text:p>
      <text:p text:style-name="Text_20_body">Contingency Plan: </text:p>
      <text:p text:style-name="Text_20_body">Explore alternative funding sources, such as grants, partnerships, or crowdfunding. Prioritize budget allocation to essential activities and delay non-essential expenditures. Consider cost-sharing arrangements with educational institutions or private sector partners. </text:p>
      <text:p text:style-name="Text_20_body">Risk 6: Unexpected External Events (e.g., Pandemics, Natural Disasters) </text:p>
      <text:p text:style-name="Text_20_body">Contingency Plan: </text:p>
      <text:p text:style-name="Text_20_body">Develop a crisis response plan outlining steps to adapt to unforeseen disruptions. Establish communication channels to ensure stakeholders are informed and updated. Implement remote learning strategies if in-person activities are disrupted. </text:p>
      <text:p text:style-name="Text_20_body">Risk 7: Scaling Challenges </text:p>
      <text:p text:style-name="Text_20_body">Contingency Plan: </text:p>
      <text:p text:style-name="Text_20_body">Gradually scale the initiative to manage potential logistical challenges. Collaborate with educational institutions and partners to share resources and expertise. Continuously monitor scalability to adjust strategies as needed. </text:p>
      <text:p text:style-name="Text_20_body">Risk 8: Data Privacy and Security Breaches </text:p>
      <text:p text:style-name="Text_20_body">Contingency Plan: </text:p>
      <text:p text:style-name="Text_20_body">Implement robust data protection measures and cybersecurity protocols. Educate educators, students, and stakeholders about data privacy best practices. Develop incident response procedures to address potential breaches promptly. </text:p>
      <text:p text:style-name="Text_20_body">Risk 9: Lack of Educator Buy-In </text:p>
      <text:p text:style-name="Text_20_body">Contingency Plan: </text:p>
      <text:p text:style-name="Text_20_body">Conduct comprehensive training and orientation sessions for educators to emphasize the value of the initiative. Provide incentives and recognition for educators who actively engage in the initiative. Establish a feedback mechanism to address educator concerns and adapt the program. </text:p>
      <text:p text:style-name="Text_20_body"><text:soft-page-break/>Risk 10: Limited International Collaboration </text:p>
      <text:p text:style-name="Text_20_body">Contingency Plan: </text:p>
      <text:p text:style-name="Text_20_body">Actively seek international partnerships and collaborations through targeted outreach. Leverage the expertise of existing consortium members to initiate global connections. Develop a strategic plan to gradually expand the initiative's international reach. </text:p>
      <text:p text:style-name="Text_20_body">Risk 11: Resistance to Ethical AI and Expert Systems </text:p>
      <text:p text:style-name="Text_20_body">Contingency Plan: </text:p>
      <text:p text:style-name="Text_20_body">Offer training and resources to educators and students to foster understanding and trust in AI and expert systems. Address ethical concerns through transparent AI development and use. Engage in public discourse and education about the responsible use of AI. </text:p>
      <text:p text:style-name="Text_20_body">Risk 12: Failure to Meet Educational Objectives </text:p>
      <text:p text:style-name="Text_20_body">Contingency Plan: </text:p>
      <text:p text:style-name="Text_20_body">Continuously assess student learning outcomes and adapt the curriculum as needed. Collaborate with educators to identify areas for improvement and provide additional support. Prioritize flexibility and adaptability in curriculum design. </text:p>
      <text:p text:style-name="Text_20_body">Regular risk assessments and contingency planning reviews should be conducted throughout the initiative's implementation to identify emerging risks and ensure that contingency plans remain effective. This proactive approach will help mitigate potential setbacks and maintain the initiative's progress toward its goals. </text:p>
      <text:h text:style-name="Heading_20_5" text:outline-level="5"><text:bookmark text:name="gantt_diagram"/>4.1.4. GANTT DIAGRAM</text:h>
      <text:p text:style-name="Text_20_body">[ add four years diagram ] </text:p>
      <text:h text:style-name="Heading_20_2" text:outline-level="2"><text:bookmark text:name="feedback_for_document_improvement"/>FEEDBACK FOR DOCUMENT IMPROVEMENT</text:h>
      <text:p text:style-name="Text_20_body">First, the risk assessment could be more detailed. For each risk, the annex could include a description of the risk, the likelihood of it occurring, the impact of it occurring, and the contingency plan in place to mitigate the risk. </text:p>
      <text:p text:style-name="Text_20_body">Second, the contingency plans could be more specific. For each risk, the annex could include a detailed description of the steps that would be taken to mitigate the risk. Third, the annex could include a more detailed timeline for the implementation of the initiative. This would help to ensure that the initiative is implemented on time and within budget.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1T23:09:10.239816491</meta:creation-date>
    <dc:date>2023-10-21T23:10:06.425839794</dc:date>
    <meta:editing-duration>PT10S</meta:editing-duration>
    <meta:editing-cycles>1</meta:editing-cycles>
    <meta:document-statistic meta:table-count="0" meta:image-count="0" meta:object-count="0" meta:page-count="21" meta:paragraph-count="311" meta:word-count="7255" meta:character-count="54815" meta:non-whitespace-character-count="47702"/>
    <meta:generator>LibreOffice/7.3.7.2$Linux_X86_64 LibreOffice_project/30$Build-2</meta:generator>
  </office:meta>
</office:document-meta>
</file>